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Z</mi>
      <mo stretchy="false">=</mo>
      <mfrac>
        <mi>T</mi>
        <mrow>
          <mrow>
            <mn>2</mn>
            <mo stretchy="false">∗</mo>
            <mi mathvariant="italic">Depth</mi>
          </mrow>
          <mo stretchy="false">−</mo>
          <mn>1</mn>
          <mo stretchy="false">−</mo>
          <mi>S</mi>
        </mrow>
      </mfrac>
    </mrow>
    <annotation encoding="StarMath 5.0">Z={T} over {2*Depth - 1 - S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1:52:59.969672806</meta:creation-date>
    <dc:date>2015-05-15T12:03:13.837970779</dc:date>
    <meta:editing-duration>PT10M13S</meta:editing-duration>
    <meta:editing-cycles>2</meta:editing-cycles>
    <meta:generator>LibreOffice/4.4.3.2$Linux_X86_64 LibreOffice_project/40$Build-2</meta:generator>
  </office:meta>
</office:document-meta>
</file>